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 style:list-style-name="L6"/>
    <style:style style:name="P6" style:family="paragraph" style:parent-style-name="Standard" style:list-style-name="L7"/>
    <style:style style:name="P7" style:family="paragraph" style:parent-style-name="Standard" style:list-style-name="L8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me page</text:p>
      <text:list xml:id="list580821085" text:style-name="L1">
        <text:list-item>
          <text:p text:style-name="P1">registration</text:p>
        </text:list-item>
        <text:list-item>
          <text:p text:style-name="P1">sign in</text:p>
        </text:list-item>
        <text:list-item>
          <text:p text:style-name="P1">browse public images</text:p>
        </text:list-item>
        <text:list-item>
          <text:p text:style-name="P1">see most recently added</text:p>
        </text:list-item>
      </text:list>
      <text:p text:style-name="Standard">Contact Us</text:p>
      <text:list xml:id="list618183055" text:style-name="L4">
        <text:list-item>
          <text:p text:style-name="P3">Information</text:p>
        </text:list-item>
      </text:list>
      <text:p text:style-name="Standard">About Us</text:p>
      <text:list xml:id="list388050924" text:style-name="L5">
        <text:list-item>
          <text:p text:style-name="P4">Information about company</text:p>
        </text:list-item>
      </text:list>
      <text:p text:style-name="Standard">User Home Page</text:p>
      <text:list xml:id="list1120983884" text:style-name="L2">
        <text:list-item>
          <text:p text:style-name="P2">manage albums</text:p>
        </text:list-item>
        <text:list-item>
          <text:p text:style-name="P2">manage user info</text:p>
        </text:list-item>
      </text:list>
      <text:p text:style-name="Standard">Album page</text:p>
      <text:list xml:id="list154238781" text:style-name="L8">
        <text:list-item>
          <text:p text:style-name="P7">Album belongs to user</text:p>
        </text:list-item>
      </text:list>
      <text:list xml:id="list1005670848" text:style-name="L6">
        <text:list-item>
          <text:p text:style-name="P5">Manage current albums</text:p>
        </text:list-item>
        <text:list-item>
          <text:p text:style-name="P5">upload new photos</text:p>
        </text:list-item>
        <text:list-item>
          <text:p text:style-name="P5">delete photos</text:p>
        </text:list-item>
        <text:list-item>
          <text:p text:style-name="P5">Change album settings</text:p>
          <text:list>
            <text:list-item>
              <text:p text:style-name="P5">enum, private, public, mixed</text:p>
            </text:list-item>
            <text:list-item>
              <text:p text:style-name="P5">rename</text:p>
            </text:list-item>
          </text:list>
        </text:list-item>
      </text:list>
      <text:p text:style-name="Standard">Photo Page</text:p>
      <text:list xml:id="list188513880" text:style-name="L7">
        <text:list-item>
          <text:p text:style-name="P6">photo belongs to album</text:p>
        </text:list-item>
        <text:list-item>
          <text:p text:style-name="P6">name photo</text:p>
        </text:list-item>
        <text:list-item>
          <text:p text:style-name="P6">add photo tags</text:p>
        </text:list-item>
        <text:list-item>
          <text:p text:style-name="P6">mark photo as public/privat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19T20:28:32</meta:creation-date>
    <dc:date>2010-04-19T20:55:00</dc:date>
    <meta:editing-duration>PT00H11M18S</meta:editing-duration>
    <meta:editing-cycles>3</meta:editing-cycles>
    <meta:generator>OpenOffice.org/3.1$Linux OpenOffice.org_project/310m19$Build-9420</meta:generator>
    <meta:document-statistic meta:table-count="0" meta:image-count="0" meta:object-count="0" meta:page-count="1" meta:paragraph-count="25" meta:word-count="84" meta:character-count="408"/>
  </office:meta>
</office:document-meta>
</file>